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User.JCRUser( final String userName , String hashedSalte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User.getHashedSalt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ser.verifyPassword( String p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User.setPassword( String newP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ser.hashPassword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